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f5ce" officeooo:paragraph-rsid="001bf5ce"/>
    </style:style>
    <style:style style:name="P2" style:family="paragraph" style:parent-style-name="Standard">
      <style:text-properties style:text-underline-style="none" fo:font-weight="bold" officeooo:rsid="001e70fe" officeooo:paragraph-rsid="001e70fe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e70fe" officeooo:paragraph-rsid="001e70fe" style:font-weight-asian="normal" style:font-weight-complex="normal"/>
    </style:style>
    <style:style style:name="T1" style:family="text">
      <style:text-properties officeooo:rsid="001cb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 – Group 12</text:p>
      <text:p text:style-name="P1">CS 325 Project 4 TSP <text:span text:style-name="T1">approximation</text:span></text:p>
      <text:p text:style-name="P1">12/4/15</text:p>
      <text:p text:style-name="P1"/>
      <text:p text:style-name="P2">Description of Algorithm</text:p>
      <text:p text:style-name="P2"/>
      <text:p text:style-name="P2">Pseudo Code</text:p>
      <text:p text:style-name="P2"/>
      <text:p text:style-name="P2">Best tours for provided examples</text:p>
      <text:p text:style-name="P2"/>
      <text:p text:style-name="P2"/>
      <text:p text:style-name="P2"/>
      <text:p text:style-name="P3">---------------provided/tsp_example_1.txt--------------------------------</text:p>
      <text:p text:style-name="P3"></text:p>
      <text:p text:style-name="P3">Optimization complete with a total path distance of: 112727</text:p>
      <text:p text:style-name="P3">76 tours constructed with Nearest Neighbor Hueristic and improved with an average of 26 2-opt swaps</text:p>
      <text:p text:style-name="P3"></text:p>
      <text:p text:style-name="P3">real<text:tab/>0m0.788s</text:p>
      <text:p text:style-name="P3">user<text:tab/>0m0.778s</text:p>
      <text:p text:style-name="P3">sys<text:tab/>0m0.008s</text:p>
      <text:p text:style-name="P3">112727</text:p>
      <text:p text:style-name="P3"><text:s/></text:p>
      <text:p text:style-name="P3"><text:s text:c="2"/></text:p>
      <text:p text:style-name="P3"><text:s text:c="2"/></text:p>
      <text:p text:style-name="P3">---------------provided/tsp_example_2.txt--------------------------------</text:p>
      <text:p text:style-name="P3"></text:p>
      <text:p text:style-name="P3">Optimization complete with a total path distance of: 2709</text:p>
      <text:p text:style-name="P3">280 tours constructed with Nearest Neighbor Hueristic and improved with an average of 66 2-opt swaps</text:p>
      <text:p text:style-name="P3"></text:p>
      <text:p text:style-name="P3">real<text:tab/>0m13.834s</text:p>
      <text:p text:style-name="P3">user<text:tab/>0m13.805s</text:p>
      <text:p text:style-name="P3">sys<text:tab/>0m0.008s</text:p>
      <text:p text:style-name="P3">2709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5:11:35.996655995</meta:creation-date>
    <dc:date>2015-12-04T15:16:38.900767125</dc:date>
    <meta:editing-duration>PT4M14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89" meta:character-count="709" meta:non-whitespace-character-count="615"/>
  </office:meta>
</office:document-meta>
</file>